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'Lucida Grande', Helvetic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8827b" officeooo:paragraph-rsid="0008827b"/>
    </style:style>
    <style:style style:name="P2" style:family="paragraph" style:parent-style-name="Standard">
      <style:text-properties fo:color="#ea7500" style:font-name="Liberation Mono" officeooo:rsid="0008827b" officeooo:paragraph-rsid="0008827b"/>
    </style:style>
    <style:style style:name="P3" style:family="paragraph" style:parent-style-name="Text_20_body">
      <style:text-properties officeooo:rsid="0008827b" officeooo:paragraph-rsid="0008827b"/>
    </style:style>
    <style:style style:name="P4" style:family="paragraph" style:parent-style-name="Text_20_body">
      <style:text-properties style:font-name="Liberation Mono" officeooo:rsid="0008827b" officeooo:paragraph-rsid="0008827b"/>
    </style:style>
    <style:style style:name="P5" style:family="paragraph" style:parent-style-name="Text_20_body">
      <style:text-properties fo:font-variant="normal" fo:text-transform="none" fo:color="#222222" style:font-name="Liberation Mono" fo:font-size="12pt" fo:letter-spacing="normal" fo:font-style="normal" fo:font-weight="normal" officeooo:rsid="0008827b" officeooo:paragraph-rsid="0008827b"/>
    </style:style>
    <style:style style:name="P6" style:family="paragraph" style:parent-style-name="Text_20_body">
      <style:text-properties fo:color="#f10d0c" style:font-name="Liberation Mono"/>
    </style:style>
    <style:style style:name="P7" style:family="paragraph" style:parent-style-name="Text_20_body">
      <style:text-properties fo:color="#f10d0c" style:font-name="Liberation Mono" officeooo:rsid="0008827b" officeooo:paragraph-rsid="0008827b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10d0c" style:font-name="Liberation Mono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10d0c" style:font-name="Liberation Mono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f10d0c" style:font-name="Liberation Mono" fo:font-size="12pt" fo:letter-spacing="normal" fo:font-style="normal" fo:font-weight="normal"/>
    </style:style>
    <style:style style:name="T1" style:family="text">
      <style:text-properties officeooo:rsid="0008827b"/>
    </style:style>
    <style:style style:name="T2" style:family="text">
      <style:text-properties fo:font-variant="normal" fo:text-transform="none" fo:color="#77bc65" style:font-name="Liberation Mono" fo:letter-spacing="normal"/>
    </style:style>
    <style:style style:name="T3" style:family="text">
      <style:text-properties fo:font-variant="normal" fo:text-transform="none" fo:color="#77bc65" style:font-name="Liberation Mono" fo:font-size="12pt" fo:letter-spacing="normal" fo:font-style="normal" fo:font-weight="normal"/>
    </style:style>
    <style:style style:name="T4" style:family="text">
      <style:text-properties fo:font-variant="normal" fo:text-transform="none" fo:color="#77bc65" style:text-line-through-style="none" style:text-line-through-type="none" style:font-name="Liberation Mono" fo:font-size="12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77bc65" style:text-line-through-style="none" style:text-line-through-type="none" fo:font-size="12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77bc65" fo:font-size="12pt" fo:letter-spacing="normal" fo:font-style="normal" fo:font-weight="normal"/>
    </style:style>
    <style:style style:name="T7" style:family="text">
      <style:text-properties fo:font-variant="normal" fo:text-transform="none" fo:color="#77bc65" fo:letter-spacing="normal"/>
    </style:style>
    <style:style style:name="T8" style:family="text">
      <style:text-properties fo:font-variant="normal" fo:text-transform="none" fo:font-size="12pt" fo:letter-spacing="normal" fo:font-style="normal" fo:font-weight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officeooo:rsid="0008827b"/>
    </style:style>
    <style:style style:name="T11" style:family="text">
      <style:text-properties fo:color="#77bc65"/>
    </style:style>
    <style:style style:name="T12" style:family="text">
      <style:text-properties fo:color="#77bc65" style:font-name="Liberation Mono"/>
    </style:style>
    <text:list-style style:name="L1">
      <text:list-level-style-bullet text:level="1" text:style-name="Bullet_20_Symbols" style:num-suffix="." text:bullet-char="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QUE É O EXPRESSJS ?</text:p>
      <text:p text:style-name="P2"/>
      <text:p text:style-name="P1"/>
      <text:p text:style-name="P3"><text:span text:style-name="T2">O </text:span><text:span text:style-name="T3">Express.js (ou somente Express) é um Framework para o desenvolvimento de aplicações JavaScript com o </text:span><text:a xlink:type="simple" xlink:href="https://www.treinaweb.com.br/blog/node-js-por-que-voce-deve-conhecer-essa-tecnologia/" text:style-name="Internet_20_link" text:visited-style-name="Visited_20_Internet_20_Link"><text:span text:style-name="T4">Node.js</text:span></text:a><text:span text:style-name="T3">.</text:span></text:p>
      <text:p text:style-name="P4"><text:span text:style-name="T6"/></text:p>
      <text:p text:style-name="P4"><text:span text:style-name="T6"/></text:p>
      <text:p text:style-name="P4"><text:span text:style-name="T6">CARACTERÍSTICAS:</text:span></text:p>
      <text:p text:style-name="P4"><text:span text:style-name="T6"/></text:p>
      <text:p text:style-name="P5"><text:span text:style-name="T11">O Express é um framework incrível e possui diversas características que facilitam o desenvolvimento de nossas aplicações. Dentre suas principais características, podemos citar:</text:span></text:p>
      <text:list xml:id="list2068547667" text:style-name="L1">
        <text:list-header>
          <text:p text:style-name="P8">O Express é um framework incrível e possui diversas características que facilitam o desenvolvimento de nossas aplicações. Dentre suas principais características, podemos citar:</text:p>
        </text:list-header>
      </text:list>
      <text:list xml:id="list3403511718" text:style-name="L2">
        <text:list-header>
          <text:p text:style-name="P9"/>
          <text:p text:style-name="P9">*Possui um sistema de rotas completo;</text:p>
        </text:list-header>
      </text:list>
      <text:list xml:id="list163203062362522" text:continue-list="list2068547667" text:style-name="L1">
        <text:list-header>
          <text:p text:style-name="P8">*Possibilita o tratamento de exceções dentro da aplicação;</text:p>
          <text:p text:style-name="P8">*Permite a integração de vários sistemas de templates que facilitam a criação de páginas web para suas aplicações;</text:p>
          <text:p text:style-name="P8">*Gerencia diferentes requisições HTTP com seus mais diversos verbos;</text:p>
          <text:p text:style-name="P10">*Feito para a criação rápida de aplicações utilizando um conjunto pequeno de arquivos e pastas;</text:p>
        </text:list-header>
      </text:list>
      <text:p text:style-name="P7"><text:span text:style-name="T8"/></text:p>
      <text:p text:style-name="P6"><text:lin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'Lucida Grande', Helvetic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6:20:13.319519235</meta:creation-date>
    <dc:date>2022-08-26T16:32:02.904190627</dc:date>
    <meta:editing-duration>PT1M39S</meta:editing-duration>
    <meta:editing-cycles>1</meta:editing-cycles>
    <meta:document-statistic meta:table-count="0" meta:image-count="0" meta:object-count="0" meta:page-count="1" meta:paragraph-count="12" meta:word-count="133" meta:character-count="880" meta:non-whitespace-character-count="763"/>
    <meta:generator>LibreOffice/6.4.7.2$Linux_X86_64 LibreOffice_project/40$Build-2</meta:generator>
  </office:meta>
</office:document-meta>
</file>